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88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1"/>
        <table:table-column table:style-name="co2" table:default-cell-style-name="Default"/>
        <table:table-row table:style-name="ro1" table:number-rows-repeated="4">
          <table:table-cell/>
          <table:table-cell table:style-name="Default"/>
          <table:table-cell/>
        </table:table-row>
        <table:table-row table:style-name="ro1">
          <table:table-cell office:value-type="string">
            <text:p>Knob Range Number</text:p>
          </table:table-cell>
          <table:table-cell table:style-name="Default" office:value-type="string">
            <text:p>Multiplie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99">
            <text:p>1.499</text:p>
          </table:table-cell>
          <table:table-cell office:value-type="string">
            <text:p>&lt;= Minimum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B$17]+[.B6]" office:value-type="float" office:value="1.53233333333333">
            <text:p>1.53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B$17]+[.B7]" office:value-type="float" office:value="1.56566666666667">
            <text:p>1.56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B$17]+[.B8]" office:value-type="float" office:value="1.599">
            <text:p>1.59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B$17]+[.B9]" office:value-type="float" office:value="1.63233333333333">
            <text:p>1.63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B$17]+[.B10]" office:value-type="float" office:value="1.66566666666667">
            <text:p>1.66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B$17]+[.B11]" office:value-type="float" office:value="1.699">
            <text:p>1.6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B$17]+[.B12]" office:value-type="float" office:value="1.73233333333333">
            <text:p>1.73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B$17]+[.B13]" office:value-type="float" office:value="1.76566666666667">
            <text:p>1.76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799">
            <text:p>1.799</text:p>
          </table:table-cell>
          <table:table-cell office:value-type="string">
            <text:p>&lt;= Maximum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Calculated Step Size:</text:p>
          </table:table-cell>
          <table:table-cell table:style-name="ce2" table:formula="of:=([.B15]-[.B6])/9" office:value-type="float" office:value="0.0333333333333333">
            <text:p>0.03333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5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12/05/2015</text:date>, <text:time>18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tkop</meta:initial-creator>
    <meta:creation-date>2015-11-30T20:33:03</meta:creation-date>
    <dc:date>2015-12-05T18:31:54</dc:date>
    <dc:creator>David Hartkop</dc:creator>
    <meta:editing-duration>PT3H27M11S</meta:editing-duration>
    <meta:editing-cycles>2</meta:editing-cycles>
    <meta:generator>OpenOffice/4.1.1$Unix OpenOffice.org_project/411m6$Build-9775</meta:generator>
    <meta:printed-by>David Hartkop</meta:printed-by>
    <meta:print-date>2015-12-05T17:25:45</meta:print-date>
    <meta:document-statistic meta:table-count="3" meta:cell-count="26" meta:object-count="0"/>
  </office:meta>
</office:document-meta>
</file>